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Neural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SO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91" calcext:value-type="percentage">
            <text:p>11,91%</text:p>
          </table:table-cell>
          <table:table-cell table:style-name="ce2" office:value-type="percentage" office:value="0.109" calcext:value-type="percentage">
            <text:p>10,90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13" calcext:value-type="float">
            <text:p>0,1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31" calcext:value-type="percentage">
            <text:p>6,31%</text:p>
          </table:table-cell>
          <table:table-cell table:style-name="ce2" office:value-type="percentage" office:value="0.1359" calcext:value-type="percentage">
            <text:p>13,59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0.12" calcext:value-type="float">
            <text:p>0,1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741" calcext:value-type="percentage">
            <text:p>7,41%</text:p>
          </table:table-cell>
          <table:table-cell table:style-name="ce2"/>
          <table:table-cell office:value-type="string" calcext:value-type="string">
            <text:p>BK_3</text:p>
          </table:table-cell>
          <table:table-cell table:style-name="ce4" office:value-type="float" office:value="0.21" calcext:value-type="float">
            <text:p>0,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353" calcext:value-type="percentage">
            <text:p>3,53%</text:p>
          </table:table-cell>
          <table:table-cell table:style-name="ce2"/>
          <table:table-cell office:value-type="string" calcext:value-type="string">
            <text:p>BK_4</text:p>
          </table:table-cell>
          <table:table-cell table:style-name="ce4" office:value-type="float" office:value="0.24" calcext:value-type="float">
            <text:p>0,24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106" calcext:value-type="percentage">
            <text:p>11,06%</text:p>
          </table:table-cell>
          <table:table-cell table:style-name="ce2"/>
          <table:table-cell office:value-type="string" calcext:value-type="string">
            <text:p>BK_5</text:p>
          </table:table-cell>
          <table:table-cell table:style-name="ce4" office:value-type="float" office:value="0.39" calcext:value-type="float">
            <text:p>0,3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913" calcext:value-type="percentage">
            <text:p>9,13%</text:p>
          </table:table-cell>
          <table:table-cell table:style-name="ce2"/>
          <table:table-cell office:value-type="string" calcext:value-type="string">
            <text:p>BK_6</text:p>
          </table:table-cell>
          <table:table-cell table:style-name="ce4" office:value-type="float" office:value="0.09" calcext:value-type="float">
            <text:p>0,0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73" calcext:value-type="percentage">
            <text:p>12,73%</text:p>
          </table:table-cell>
          <table:table-cell table:style-name="ce2"/>
          <table:table-cell office:value-type="string" calcext:value-type="string">
            <text:p>BK_7</text:p>
          </table:table-cell>
          <table:table-cell table:style-name="ce4" office:value-type="float" office:value="0.12" calcext:value-type="float">
            <text:p>0,1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29" calcext:value-type="percentage">
            <text:p>14,29%</text:p>
          </table:table-cell>
          <table:table-cell table:style-name="ce2"/>
          <table:table-cell office:value-type="string" calcext:value-type="string">
            <text:p>BK_8</text:p>
          </table:table-cell>
          <table:table-cell table:style-name="ce4" office:value-type="float" office:value="0.12" calcext:value-type="float">
            <text:p>0,1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753" calcext:value-type="percentage">
            <text:p>7,53%</text:p>
          </table:table-cell>
          <table:table-cell table:style-name="ce2"/>
          <table:table-cell office:value-type="string" calcext:value-type="string">
            <text:p>BK_9</text:p>
          </table:table-cell>
          <table:table-cell table:style-name="ce4" office:value-type="float" office:value="0.21" calcext:value-type="float">
            <text:p>0,2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091" calcext:value-type="percentage">
            <text:p>10,91%</text:p>
          </table:table-cell>
          <table:table-cell table:style-name="ce2"/>
          <table:table-cell office:value-type="string" calcext:value-type="string">
            <text:p>BK_10</text:p>
          </table:table-cell>
          <table:table-cell table:style-name="ce4" office:value-type="float" office:value="0.05" calcext:value-type="float">
            <text:p>0,05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3" table:formula="of:=AVERAGE([.B2:.B11])" office:value-type="percentage" office:value="0.09481" calcext:value-type="percentage">
            <text:p>9,48%</text:p>
          </table:table-cell>
          <table:table-cell table:style-name="ce3" table:formula="of:=AVERAGE([.C2:.C11])" office:value-type="percentage" office:value="0.12245" calcext:value-type="percentage">
            <text:p>12,25%</text:p>
          </table:table-cell>
          <table:table-cell/>
          <table:table-cell table:style-name="ce5" table:formula="of:=AVERAGE([.E2:.E11])" office:value-type="float" office:value="0.168" calcext:value-type="float">
            <text:p>0,168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317" calcext:value-type="percentage">
            <text:p>43,17%</text:p>
          </table:table-cell>
          <table:table-cell table:style-name="ce2"/>
          <table:table-cell office:value-type="string" calcext:value-type="string">
            <text:p>BL_1</text:p>
          </table:table-cell>
          <table:table-cell table:style-name="ce4" office:value-type="float" office:value="0.11" calcext:value-type="float">
            <text:p>0,1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107" calcext:value-type="percentage">
            <text:p>81,07%</text:p>
          </table:table-cell>
          <table:table-cell table:style-name="ce2"/>
          <table:table-cell office:value-type="string" calcext:value-type="string">
            <text:p>BL_2</text:p>
          </table:table-cell>
          <table:table-cell table:style-name="ce4" office:value-type="float" office:value="16.53" calcext:value-type="float">
            <text:p>16,5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587" calcext:value-type="percentage">
            <text:p>55,87%</text:p>
          </table:table-cell>
          <table:table-cell table:style-name="ce2"/>
          <table:table-cell office:value-type="string" calcext:value-type="string">
            <text:p>BL_3</text:p>
          </table:table-cell>
          <table:table-cell table:style-name="ce4" office:value-type="float" office:value="0.91" calcext:value-type="float">
            <text:p>0,9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11" calcext:value-type="percentage">
            <text:p>55,11%</text:p>
          </table:table-cell>
          <table:table-cell table:style-name="ce2"/>
          <table:table-cell office:value-type="string" calcext:value-type="string">
            <text:p>BL_4</text:p>
          </table:table-cell>
          <table:table-cell table:style-name="ce4" office:value-type="float" office:value="2.38" calcext:value-type="float">
            <text:p>2,38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82" calcext:value-type="percentage">
            <text:p>58,20%</text:p>
          </table:table-cell>
          <table:table-cell table:style-name="ce2"/>
          <table:table-cell office:value-type="string" calcext:value-type="string">
            <text:p>BL_5</text:p>
          </table:table-cell>
          <table:table-cell table:style-name="ce4" office:value-type="float" office:value="0.27" calcext:value-type="float">
            <text:p>0,27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048" calcext:value-type="percentage">
            <text:p>50,48%</text:p>
          </table:table-cell>
          <table:table-cell table:style-name="ce2"/>
          <table:table-cell office:value-type="string" calcext:value-type="string">
            <text:p>BL_6</text:p>
          </table:table-cell>
          <table:table-cell table:style-name="ce4" office:value-type="float" office:value="6.06" calcext:value-type="float">
            <text:p>6,06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4465" calcext:value-type="percentage">
            <text:p>44,65%</text:p>
          </table:table-cell>
          <table:table-cell table:style-name="ce2"/>
          <table:table-cell office:value-type="string" calcext:value-type="string">
            <text:p>BL_7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82" calcext:value-type="percentage">
            <text:p>38,20%</text:p>
          </table:table-cell>
          <table:table-cell table:style-name="ce2"/>
          <table:table-cell office:value-type="string" calcext:value-type="string">
            <text:p>BL_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477" calcext:value-type="percentage">
            <text:p>34,77%</text:p>
          </table:table-cell>
          <table:table-cell table:style-name="ce2"/>
          <table:table-cell office:value-type="string" calcext:value-type="string">
            <text:p>BL_9</text:p>
          </table:table-cell>
          <table:table-cell table:style-name="ce4" office:value-type="float" office:value="0.45" calcext:value-type="float">
            <text:p>0,45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79" calcext:value-type="percentage">
            <text:p>54,79%</text:p>
          </table:table-cell>
          <table:table-cell table:style-name="ce2"/>
          <table:table-cell office:value-type="string" calcext:value-type="string">
            <text:p>BL_10</text:p>
          </table:table-cell>
          <table:table-cell table:style-name="ce4" office:value-type="float" office:value="2.86" calcext:value-type="float">
            <text:p>2,86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3" table:formula="of:=AVERAGE([.B14:.B23])" office:value-type="percentage" office:value="0.51631" calcext:value-type="percentage">
            <text:p>51,63%</text:p>
          </table:table-cell>
          <table:table-cell table:style-name="ce2"/>
          <table:table-cell/>
          <table:table-cell table:style-name="ce5" table:formula="of:=AVERAGE([.E14:.E23])" office:value-type="float" office:value="2.969" calcext:value-type="float">
            <text:p>2,969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 calcext:value-type="string">
            <text:p>Liver_1</text:p>
          </table:table-cell>
          <table:table-cell office:value-type="percentage" office:value="0.3392" calcext:value-type="percentage">
            <text:p>33,92%</text:p>
          </table:table-cell>
          <table:table-cell table:style-name="ce2"/>
          <table:table-cell office:value-type="string" calcext:value-type="string">
            <text:p>FA_1</text:p>
          </table:table-cell>
          <table:table-cell table:style-name="ce4" office:value-type="float" office:value="1.19" calcext:value-type="float">
            <text:p>1,1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2</text:p>
          </table:table-cell>
          <table:table-cell office:value-type="percentage" office:value="0.2934" calcext:value-type="percentage">
            <text:p>29,34%</text:p>
          </table:table-cell>
          <table:table-cell table:style-name="ce2"/>
          <table:table-cell office:value-type="string" calcext:value-type="string">
            <text:p>FA_2</text:p>
          </table:table-cell>
          <table:table-cell table:style-name="ce4" office:value-type="float" office:value="0.3" calcext:value-type="float">
            <text:p>0,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3</text:p>
          </table:table-cell>
          <table:table-cell office:value-type="percentage" office:value="0.324" calcext:value-type="percentage">
            <text:p>32,40%</text:p>
          </table:table-cell>
          <table:table-cell table:style-name="ce2"/>
          <table:table-cell office:value-type="string" calcext:value-type="string">
            <text:p>FA_3</text:p>
          </table:table-cell>
          <table:table-cell table:style-name="ce4" office:value-type="float" office:value="1.23" calcext:value-type="float">
            <text:p>1,2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4</text:p>
          </table:table-cell>
          <table:table-cell office:value-type="percentage" office:value="0.4571" calcext:value-type="percentage">
            <text:p>45,71%</text:p>
          </table:table-cell>
          <table:table-cell table:style-name="ce2"/>
          <table:table-cell office:value-type="string" calcext:value-type="string">
            <text:p>FA_4</text:p>
          </table:table-cell>
          <table:table-cell table:style-name="ce4" office:value-type="float" office:value="0.49" calcext:value-type="float">
            <text:p>0,4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5</text:p>
          </table:table-cell>
          <table:table-cell office:value-type="percentage" office:value="0.3254" calcext:value-type="percentage">
            <text:p>32,54%</text:p>
          </table:table-cell>
          <table:table-cell table:style-name="ce2"/>
          <table:table-cell office:value-type="string" calcext:value-type="string">
            <text:p>FA_5</text:p>
          </table:table-cell>
          <table:table-cell table:style-name="ce4" office:value-type="float" office:value="0.33" calcext:value-type="float">
            <text:p>0,33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6</text:p>
          </table:table-cell>
          <table:table-cell office:value-type="percentage" office:value="0.2723" calcext:value-type="percentage">
            <text:p>27,23%</text:p>
          </table:table-cell>
          <table:table-cell table:style-name="ce2"/>
          <table:table-cell office:value-type="string" calcext:value-type="string">
            <text:p>FA_6</text:p>
          </table:table-cell>
          <table:table-cell table:style-name="ce4" office:value-type="float" office:value="0.29" calcext:value-type="float">
            <text:p>0,2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7</text:p>
          </table:table-cell>
          <table:table-cell office:value-type="percentage" office:value="0.3777" calcext:value-type="percentage">
            <text:p>37,77%</text:p>
          </table:table-cell>
          <table:table-cell table:style-name="ce2"/>
          <table:table-cell office:value-type="string" calcext:value-type="string">
            <text:p>FA_7</text:p>
          </table:table-cell>
          <table:table-cell table:style-name="ce4" office:value-type="float" office:value="0.19" calcext:value-type="float">
            <text:p>0,1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8</text:p>
          </table:table-cell>
          <table:table-cell office:value-type="percentage" office:value="0.2424" calcext:value-type="percentage">
            <text:p>24,24%</text:p>
          </table:table-cell>
          <table:table-cell table:style-name="ce2"/>
          <table:table-cell office:value-type="string" calcext:value-type="string">
            <text:p>FA_8</text:p>
          </table:table-cell>
          <table:table-cell table:style-name="ce4" office:value-type="float" office:value="0.29" calcext:value-type="float">
            <text:p>0,29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9</text:p>
          </table:table-cell>
          <table:table-cell office:value-type="percentage" office:value="0.3859" calcext:value-type="percentage">
            <text:p>38,59%</text:p>
          </table:table-cell>
          <table:table-cell table:style-name="ce2"/>
          <table:table-cell office:value-type="string" calcext:value-type="string">
            <text:p>FA_9</text:p>
          </table:table-cell>
          <table:table-cell table:style-name="ce4" office:value-type="float" office:value="0.18" calcext:value-type="float">
            <text:p>0,18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Liver_10</text:p>
          </table:table-cell>
          <table:table-cell office:value-type="percentage" office:value="0.3181" calcext:value-type="percentage">
            <text:p>31,81%</text:p>
          </table:table-cell>
          <table:table-cell table:style-name="ce2"/>
          <table:table-cell office:value-type="string" calcext:value-type="string">
            <text:p>FA_10</text:p>
          </table:table-cell>
          <table:table-cell table:style-name="ce4" office:value-type="float" office:value="0.33" calcext:value-type="float">
            <text:p>0,33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3" table:formula="of:=AVERAGE([.B26:.B35])" office:value-type="percentage" office:value="0.33355" calcext:value-type="percentage">
            <text:p>33,36%</text:p>
          </table:table-cell>
          <table:table-cell table:style-name="ce2"/>
          <table:table-cell/>
          <table:table-cell table:style-name="ce5" table:formula="of:=AVERAGE([.E26:.E35])" office:value-type="float" office:value="0.482" calcext:value-type="float">
            <text:p>0,482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ce2" table:number-columns-repeated="6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487" calcext:value-type="percentage">
            <text:p>44,87%</text:p>
          </table:table-cell>
          <table:table-cell table:style-name="ce2"/>
          <table:table-cell office:value-type="string" calcext:value-type="string">
            <text:p>Concrete_1</text:p>
          </table:table-cell>
          <table:table-cell table:style-name="ce4" office:value-type="float" office:value="1.18" calcext:value-type="float">
            <text:p>1,18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3987" calcext:value-type="percentage">
            <text:p>39,87%</text:p>
          </table:table-cell>
          <table:table-cell table:style-name="ce2"/>
          <table:table-cell office:value-type="string" calcext:value-type="string">
            <text:p>Concrete_2</text:p>
          </table:table-cell>
          <table:table-cell table:style-name="ce4" office:value-type="float" office:value="2" calcext:value-type="float">
            <text:p>2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136" calcext:value-type="percentage">
            <text:p>41,36%</text:p>
          </table:table-cell>
          <table:table-cell table:style-name="ce2"/>
          <table:table-cell office:value-type="string" calcext:value-type="string">
            <text:p>Concrete_3</text:p>
          </table:table-cell>
          <table:table-cell table:style-name="ce4" office:value-type="float" office:value="1.05" calcext:value-type="float">
            <text:p>1,05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055" calcext:value-type="percentage">
            <text:p>40,55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3.38" calcext:value-type="float">
            <text:p>3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057" calcext:value-type="percentage">
            <text:p>40,57%</text:p>
          </table:table-cell>
          <table:table-cell/>
          <table:table-cell office:value-type="string" calcext:value-type="string">
            <text:p>Concrete_5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278" calcext:value-type="percentage">
            <text:p>42,78%</text:p>
          </table:table-cell>
          <table:table-cell/>
          <table:table-cell office:value-type="string" calcext:value-type="string">
            <text:p>Concrete_6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169" calcext:value-type="percentage">
            <text:p>41,69%</text:p>
          </table:table-cell>
          <table:table-cell/>
          <table:table-cell office:value-type="string" calcext:value-type="string">
            <text:p>Concrete_7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Concrete_8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329" calcext:value-type="percentage">
            <text:p>43,29%</text:p>
          </table:table-cell>
          <table:table-cell/>
          <table:table-cell office:value-type="string" calcext:value-type="string">
            <text:p>Concrete_9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007" calcext:value-type="percentage">
            <text:p>40,07%</text:p>
          </table:table-cell>
          <table:table-cell/>
          <table:table-cell office:value-type="string" calcext:value-type="string">
            <text:p>Concrete_1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3" table:formula="of:=AVERAGE([.B38:.B47])" office:value-type="percentage" office:value="0.41188" calcext:value-type="percentage">
            <text:p>41,19%</text:p>
          </table:table-cell>
          <table:table-cell table:number-columns-repeated="2"/>
          <table:table-cell table:style-name="ce5" table:formula="of:=AVERAGE([.E38:.E47])" office:value-type="float" office:value="1.9025" calcext:value-type="float">
            <text:p>1,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1966" calcext:value-type="percentage">
            <text:p>19,6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996" calcext:value-type="percentage">
            <text:p>19,9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2606" calcext:value-type="percentage">
            <text:p>26,0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1748" calcext:value-type="percentage">
            <text:p>17,4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778" calcext:value-type="percentage">
            <text:p>27,7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1544" calcext:value-type="percentage">
            <text:p>15,4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2869" calcext:value-type="percentage">
            <text:p>28,6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2211" calcext:value-type="percentage">
            <text:p>22,1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295" calcext:value-type="percentage">
            <text:p>29,5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2815" calcext:value-type="percentage">
            <text:p>28,15%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AVERAGE([.B50:.B59])" office:value-type="percentage" office:value="0.23483" calcext:value-type="percentage">
            <text:p>23,48%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056" calcext:value-type="percentage">
            <text:p>50,5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564" calcext:value-type="percentage">
            <text:p>56,4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5911" calcext:value-type="percentage">
            <text:p>59,1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5287" calcext:value-type="percentage">
            <text:p>52,8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016" calcext:value-type="percentage">
            <text:p>60,1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5509" calcext:value-type="percentage">
            <text:p>55,0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533" calcext:value-type="percentage">
            <text:p>65,3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5829" calcext:value-type="percentage">
            <text:p>58,2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5721" calcext:value-type="percentage">
            <text:p>57,2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4975" calcext:value-type="percentage">
            <text:p>49,75%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AVERAGE([.B63:.B72])" office:value-type="percentage" office:value="0.56477" calcext:value-type="percentage">
            <text:p>56,48%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612" calcext:value-type="percentage">
            <text:p>46,1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4314" calcext:value-type="percentage">
            <text:p>43,1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4344" calcext:value-type="percentage">
            <text:p>43,4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684" calcext:value-type="percentage">
            <text:p>36,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643" calcext:value-type="percentage">
            <text:p>46,4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318" calcext:value-type="percentage">
            <text:p>53,1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827" calcext:value-type="percentage">
            <text:p>38,2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4374" calcext:value-type="percentage">
            <text:p>43,7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4415" calcext:value-type="percentage">
            <text:p>44,1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868" calcext:value-type="percentage">
            <text:p>48,68%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AVERAGE([.B75:.B84])" office:value-type="percentage" office:value="0.44399" calcext:value-type="percentage">
            <text:p>44,40%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6" calcext:value-type="percentage">
            <text:p>27,6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867" calcext:value-type="percentage">
            <text:p>28,6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341" calcext:value-type="percentage">
            <text:p>33,4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86" calcext:value-type="percentage">
            <text:p>28,86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93" calcext:value-type="percentage">
            <text:p>27,9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303" calcext:value-type="percentage">
            <text:p>30,3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229" calcext:value-type="percentage">
            <text:p>32,29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932" calcext:value-type="percentage">
            <text:p>29,3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663" calcext:value-type="percentage">
            <text:p>26,63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3341" calcext:value-type="percentage">
            <text:p>33,41%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AVERAGE([.B87:.B96])" office:value-type="percentage" office:value="0.29842" calcext:value-type="percentage">
            <text:p>29,84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08:46:29.19497659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21:44:29.494512848</meta:creation-date>
    <dc:date>2020-10-10T09:00:19.306429417</dc:date>
    <meta:editing-duration>PT12H6M51S</meta:editing-duration>
    <meta:editing-cycles>195</meta:editing-cycles>
    <meta:generator>LibreOffice/7.0.1.2$Linux_X86_64 LibreOffice_project/00$Build-2</meta:generator>
    <meta:document-statistic meta:table-count="1" meta:cell-count="254" meta:object-count="0"/>
  </office:meta>
</office:document-meta>
</file>